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de Repaso - Java</text:p>
      <text:p text:style-name="P1">Ejercicio 1: Arrays Multidimensionales</text:p>
      <text:p text:style-name="Standard">Crea un programa en Java que defina un array bidimensional de números enteros. Inicializa el array con valores aleatorios y luego encuentra el valor máximo y su posición dentro del array.</text:p>
      <text:p text:style-name="Standard"/>
      <text:p text:style-name="P1">Ejercicio 2: Uso de Genéricos</text:p>
      <text:p text:style-name="Standard">Implementa una clase genérica Caja&lt;T&gt; que permita almacenar un objeto de cualquier tipo. Añade métodos para obtener y establecer el valor del objeto. Demuestra su uso con tipos de datos diferentes (al menos con Integer y String).</text:p>
      <text:p text:style-name="Standard"/>
      <text:p text:style-name="P1">Ejercicio 3: Clases Abstractas e Interfaces</text:p>
      <text:p text:style-name="Standard">3.1: Crea una clase abstracta Figura con un método abstracto dibujar(). Implementa esta clase en Circulo y Cuadrado, proporcionando implementaciones específicas del método dibujar().</text:p>
      <text:p text:style-name="Standard">3.2: Define una interface Vehiculo con métodos para arrancar, detener, y acelerar. Implementa esta interfaz en clases Coche y Motocicleta.</text:p>
      <text:p text:style-name="Standard"/>
      <text:p text:style-name="P1">Ejercicio 4: Manejo de Excepciones</text:p>
      <text:p text:style-name="Standard">Escribe un programa en Java que solicite al usuario introducir dos números y realice una división. Implementa el manejo adecuado de excepciones para tratar el caso de división por cero y entradas inválidas.</text:p>
      <text:p text:style-name="Standard"/>
      <text:p text:style-name="P1">Ejercicio 5: Serialización</text:p>
      <text:p text:style-name="Standard">Crea una clase Empleado con varios campos (como nombre, id, y departamento). Implementa la serialización para esta clase. Escribe un programa que guarde y luego cargue una lista de empleados a un archivo.</text:p>
      <text:p text:style-name="Standard"/>
      <text:p text:style-name="P1">Ejercicio 6: Foreach y Collections</text:p>
      <text:p text:style-name="Standard">6.1: Utiliza un bucle foreach para iterar sobre un ArrayList de cadenas e imprime cada cadena en consola.</text:p>
      <text:p text:style-name="Standard">6.2: Crea un HashSet de números enteros, añade algunos valores y luego muestra cómo eliminar valores específicos iterando con un Itera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1:28:07.660000000</meta:creation-date>
    <dc:date>2024-03-06T11:29:04.438000000</dc:date>
    <meta:editing-duration>PT1M1S</meta:editing-duration>
    <meta:editing-cycles>1</meta:editing-cycles>
    <meta:document-statistic meta:table-count="0" meta:image-count="0" meta:object-count="0" meta:page-count="1" meta:paragraph-count="15" meta:word-count="250" meta:character-count="1617" meta:non-whitespace-character-count="1382"/>
    <meta:generator>LibreOffice/7.6.2.1$Windows_X86_64 LibreOffice_project/56f7684011345957bbf33a7ee678afaf4d2ba333</meta:generator>
  </office:meta>
</office:document-meta>
</file>